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4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6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999999"/>
    </style:style>
    <style:style style:name="ce10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2.34597222222222cm" style:use-optimal-column-width="true"/>
    </style:style>
    <style:style style:name="co2" style:family="table-column">
      <style:table-column-properties fo:break-before="auto" style:column-width="3.52777777777778cm" style:use-optimal-column-width="true"/>
    </style:style>
    <style:style style:name="co3" style:family="table-column">
      <style:table-column-properties fo:break-before="auto" style:column-width="2.31069444444444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758472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53pt" style:use-optimal-row-height="false" fo:break-before="auto"/>
    </style:style>
    <style:style style:name="ro3" style:family="table-row">
      <style:table-row-properties style:row-height="4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Store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<text:s/>Monthly sal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H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Electronics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E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Electronics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A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Apparel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L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Electronics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C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Apparel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J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Apparel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F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Apparel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D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Home Goods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k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Home Goods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G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Home Goods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B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Electronics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I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Home Goods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Row Labels</text:p>
          </table:table-cell>
          <table:table-cell office:value-type="string" table:style-name="ce3">
            <text:p>Sum of <text:s/>Monthly sales</text:p>
          </table:table-cell>
          <table:table-cell table:number-columns-repeated="3" table:style-name="ce1"/>
          <table:table-cell office:value-type="string" table:style-name="ce2">
            <text:p>Row Labels</text:p>
          </table:table-cell>
          <table:table-cell office:value-type="string" table:style-name="ce3">
            <text:p>Sum of <text:s/>Monthly sale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East</text:p>
          </table:table-cell>
          <table:table-cell office:value-type="float" office:value="145" table:style-name="ce5">
            <text:p>145</text:p>
          </table:table-cell>
          <table:table-cell table:number-columns-repeated="3" table:style-name="ce1"/>
          <table:table-cell office:value-type="string" table:style-name="ce4">
            <text:p>Apparel</text:p>
          </table:table-cell>
          <table:table-cell office:value-type="float" office:value="195" table:style-name="ce5">
            <text:p>19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North</text:p>
          </table:table-cell>
          <table:table-cell office:value-type="float" office:value="138" table:style-name="ce7">
            <text:p>138</text:p>
          </table:table-cell>
          <table:table-cell table:number-columns-repeated="3" table:style-name="ce1"/>
          <table:table-cell office:value-type="string" table:style-name="ce6">
            <text:p>Electronics</text:p>
          </table:table-cell>
          <table:table-cell office:value-type="float" office:value="218" table:style-name="ce7">
            <text:p>21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th</text:p>
          </table:table-cell>
          <table:table-cell office:value-type="float" office:value="143" table:style-name="ce7">
            <text:p>143</text:p>
          </table:table-cell>
          <table:table-cell table:number-columns-repeated="3" table:style-name="ce1"/>
          <table:table-cell office:value-type="string" table:style-name="ce6">
            <text:p>Home Goods</text:p>
          </table:table-cell>
          <table:table-cell office:value-type="float" office:value="180" table:style-name="ce7">
            <text:p>18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West</text:p>
          </table:table-cell>
          <table:table-cell office:value-type="float" office:value="167" table:style-name="ce7">
            <text:p>167</text:p>
          </table:table-cell>
          <table:table-cell table:number-columns-repeated="3" table:style-name="ce1"/>
          <table:table-cell office:value-type="string" table:style-name="ce8">
            <text:p>Grand Total</text:p>
          </table:table-cell>
          <table:table-cell office:value-type="float" office:value="593" table:style-name="ce9">
            <text:p>593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Grand Total</text:p>
          </table:table-cell>
          <table:table-cell office:value-type="float" office:value="593" table:style-name="ce9">
            <text:p>59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in" svg:y="0.09028in" svg:width="3.39583in" svg:height="2.3055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2" draw:id="id1" draw:style-name="a1" draw:name="Chart 2" svg:x="0.04167in" svg:y="0.08333in" svg:width="3.46875in" svg:height="2.0972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  <table:table table:name="Store_Region_Summary" table:style-name="ta1"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0">
            <text:p>Exercise 2.B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) Which region contributes the mo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) Whether one store may be influencing the total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6" table:number-rows-spanned="1" table:style-name="ce11">
            <text:p>Yes, store H is by far producing the most sales. Store H is part of the West region. This makes the West region the leading region in sales.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0">
            <text:p>Exercise 2.C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) Which category performs be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lectronic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) Why you selected that chart typ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asier to rea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) What insight the chart makes clear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6" table:number-rows-spanned="1" table:style-name="ce11">
            <text:p>Electronics is the most sold category of the month, this insight makes it clear because the chart illustrate Electronics having the highest column</text:p>
          </table:table-cell>
          <table:covered-table-cell table:number-columns-repeated="5"/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Sheet1.A1:Sheet1.D13">
          <table:sort>
            <table:sort-by table:field-number="3" table:order="descending"/>
          </table:sort>
        </table:database-range>
      </table:database-ranges>
      <table:data-pilot-tables>
        <table:data-pilot-table table:name="PivotTable8" table:target-range-address="Sheet1.F17:Sheet1.G21" table:show-filter-button="false" table:buttons="Sheet1.F17">
          <table:source-cell-range table:cell-range-address="Sheet1.A1:Sheet1.D13"/>
          <table:data-pilot-field table:source-field-name="Categor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 Monthly sale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or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g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7" table:target-range-address="Sheet1.A17:Sheet1.B22" table:show-filter-button="false" table:buttons="Sheet1.A17">
          <table:source-cell-range table:cell-range-address="Sheet1.A1:Sheet1.D13"/>
          <table:data-pilot-field table:source-field-name="Regi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 Monthly sale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or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yanuris campusano</meta:initial-creator>
    <dc:creator>yanuris campusano</dc:creator>
    <meta:creation-date>2026-03-31T03:43:40Z</meta:creation-date>
    <dc:date>2026-04-01T01:36:2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156082" draw:opacity="100%" draw:stroke="solid" svg:stroke-width="0.02778in" svg:stroke-color="#ffffff" svg:stroke-opacity="100%"/>
    </style:style>
    <style:style style:family="chart" style:name="G0S0P1">
      <style:graphic-properties draw:fill="solid" draw:fill-color="#e97132" draw:opacity="100%" draw:stroke="solid" svg:stroke-width="0.02778in" svg:stroke-color="#ffffff" svg:stroke-opacity="100%"/>
    </style:style>
    <style:style style:family="chart" style:name="G0S0P2">
      <style:graphic-properties draw:fill="solid" draw:fill-color="#196b24" draw:opacity="100%" draw:stroke="solid" svg:stroke-width="0.02778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0f9ed5" draw:opacity="100%" draw:stroke="solid" svg:stroke-width="0.02778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66.0pt" svg:width="244.5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East</text:p>
            </table:table-cell>
            <table:table-cell office:value-type="float" office:value="145"/>
          </table:table-row>
          <table:table-row>
            <table:table-cell office:value-type="string">
              <text:p>North</text:p>
            </table:table-cell>
            <table:table-cell office:value-type="float" office:value="138"/>
          </table:table-row>
          <table:table-row>
            <table:table-cell office:value-type="string">
              <text:p>South</text:p>
            </table:table-cell>
            <table:table-cell office:value-type="float" office:value="143"/>
          </table:table-row>
          <table:table-row>
            <table:table-cell office:value-type="string">
              <text:p>West</text:p>
            </table:table-cell>
            <table:table-cell office:value-type="float" office:value="16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51.0pt" svg:width="249.75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pparel</text:p>
            </table:table-cell>
            <table:table-cell office:value-type="float" office:value="195"/>
          </table:table-row>
          <table:table-row>
            <table:table-cell office:value-type="string">
              <text:p>Electronics</text:p>
            </table:table-cell>
            <table:table-cell office:value-type="float" office:value="218"/>
          </table:table-row>
          <table:table-row>
            <table:table-cell office:value-type="string">
              <text:p>Home Goods</text:p>
            </table:table-cell>
            <table:table-cell office:value-type="float" office:value="18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